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1" table:default-cell-style-name="ce14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1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nett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Carbonel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Gele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atthis</text:p>
          </table:table-cell>
          <table:table-cell table:style-name="ce4" office:value-type="string" calcext:value-type="string">
            <text:p>Lebe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rian</text:p>
          </table:table-cell>
          <table:table-cell table:style-name="ce16" office:value-type="string" calcext:value-type="string">
            <text:p>Liebenber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Elvis</text:p>
          </table:table-cell>
          <table:table-cell table:style-name="ce4" office:value-type="string" calcext:value-type="string">
            <text:p>Vermeule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Waisake</text:p>
          </table:table-cell>
          <table:table-cell office:value-type="string" calcext:value-type="string">
            <text:p>Naho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 table:number-rows-repeated="123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14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L1:Feuille1.M10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20:15:26.12658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01T23:30:07.827584500</dc:date>
    <meta:editing-cycles>47</meta:editing-cycles>
    <meta:editing-duration>P2DT22H7M25S</meta:editing-duration>
    <meta:generator>LibreOffice/25.2.2.2$Windows_X86_64 LibreOffice_project/7370d4be9e3cf6031a51beef54ff3bda878e3fac</meta:generator>
    <meta:document-statistic meta:table-count="1" meta:cell-count="2412" meta:object-count="0"/>
  </office:meta>
</office:document-meta>
</file>